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0.7083in"/>
    </style:style>
    <style:style style:name="co9" style:family="table-column">
      <style:table-column-properties fo:break-before="auto" style:column-width="0.9374in"/>
    </style:style>
    <style:style style:name="co10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8126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4165in"/>
    </style:style>
    <style:style style:name="co15" style:family="table-column">
      <style:table-column-properties fo:break-before="auto" style:column-width="0.5209in"/>
    </style:style>
    <style:style style:name="co16" style:family="table-column">
      <style:table-column-properties fo:break-before="auto" style:column-width="0.7709in"/>
    </style:style>
    <style:style style:name="co17" style:family="table-column">
      <style:table-column-properties fo:break-before="auto" style:column-width="1.222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102in" fo:break-before="auto" style:use-optimal-row-height="fals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1" style:family="table" style:master-page-name="MasterPage10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13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23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20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23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145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36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37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8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9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0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1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2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3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59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0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1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48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16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1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2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5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5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1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7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5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0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82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7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8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9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6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2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4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91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7" style:family="table-cell" style:parent-style-name="Style_20_39" style:data-style-name="N125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9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80" style:family="table-cell" style:parent-style-name="Style_20_39" style:data-style-name="N123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1" style:family="table-cell" style:parent-style-name="Style_20_39" style:data-style-name="N123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2" style:family="table-cell" style:parent-style-name="Style_20_39" style:data-style-name="N123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3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5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86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7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8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89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9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2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9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6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7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8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16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100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1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2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3" style:family="table-cell" style:parent-style-name="Style_20_39" style:data-style-name="N123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4" style:family="table-cell" style:parent-style-name="Style_20_39" style:data-style-name="N123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5" style:family="table-cell" style:parent-style-name="Style_20_39" style:data-style-name="N123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6" style:family="table-cell" style:parent-style-name="Style_20_39" style:data-style-name="N123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7" style:family="table-cell" style:parent-style-name="Style_20_39" style:data-style-name="N123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8" style:family="table-cell" style:parent-style-name="Style_20_39" style:data-style-name="N123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109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10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1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2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3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4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5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6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7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8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9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0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1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2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23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4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4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gr1" style:family="graphic">
      <style:graphic-properties draw:stroke="solid" svg:stroke-width="0.0016in" svg:stroke-color="#000000" draw:fill="solid" draw:fill-color="#000000" fo:min-height="0in" fo:min-width="0in" fo:padding-top="0.0008in" fo:padding-bottom="0.0008in" fo:padding-left="0.0008in" fo:padding-right="0.0008in"/>
    </style:style>
    <style:style style:name="P1" style:family="paragraph">
      <loext:graphic-properties draw:fill="solid" draw:fill-color="#000000"/>
    </style:style>
    <style:style style:name="T1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" table:print-ranges="PSP.A2:PSP.U43">
        <table:shapes>
          <draw:custom-shape draw:z-index="0" draw:name="Freeform 116" draw:style-name="gr1" draw:text-style-name="P1" svg:width="0.402in" svg:height="0.5728in" svg:x="1.6717in" svg:y="1.588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0.402in" svg:height="0.552in" svg:x="2.5445in" svg:y="2.8776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0.402in" svg:height="0.5728in" svg:x="5.1449in" svg:y="1.657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0.402in" svg:height="0.5728in" svg:x="9.7697in" svg:y="4.823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0.402in" svg:height="0.5728in" svg:x="6.0362in" svg:y="4.7976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0.402in" svg:height="0.5728in" svg:x="8.6524in" svg:y="1.6531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0.402in" svg:height="0.5728in" svg:x="13.6114in" svg:y="2.803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0.402in" svg:height="0.5728in" svg:x="13.6051in" svg:y="5.7717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41" table:default-cell-style-name="Default"/>
        <table:table-row table:style-name="ro1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2" calcext:value-type="float" table:number-columns-spanned="2" table:number-rows-spanned="1">
            <text:p>82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59" office:value-type="string" calcext:value-type="string">
            <text:p>Murtfeld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59" office:value-type="string" calcext:value-type="string">
            <text:p>Murtfeld</text:p>
          </table:table-cell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13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20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145"/>
          <table:table-cell table:style-name="ce145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ce1" table:number-columns-repeated="2"/>
          <table:table-cell table:style-name="ce22"/>
          <table:table-cell table:style-name="ce13"/>
          <table:table-cell table:style-name="Style_20_39" table:number-columns-repeated="2"/>
          <table:table-cell table:style-name="ce22"/>
          <table:table-cell table:style-name="ce1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3" calcext:value-type="float" table:number-columns-spanned="2" table:number-rows-spanned="1">
            <text:p>53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145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/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137"/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137"/>
          <table:table-cell table:style-name="ce145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22" table:number-columns-repeated="2"/>
          <table:table-cell table:style-name="ce13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/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137"/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20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2"/>
          <table:table-cell table:style-name="ce13"/>
          <table:table-cell table:style-name="ce1"/>
          <table:table-cell table:style-name="ce22" table:number-columns-repeated="2"/>
          <table:table-cell table:style-name="ce13"/>
          <table:table-cell table:style-name="Style_20_39"/>
          <table:table-cell table:style-name="ce1"/>
          <table:table-cell table:style-name="ce22"/>
          <table:table-cell table:style-name="ce13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3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"/>
          <table:table-cell table:style-name="ce126" office:value-type="string" calcext:value-type="string" table:number-columns-spanned="2" table:number-rows-spanned="1">
            <text:p>SFX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6"/>
          <table:table-cell table:style-name="ce22"/>
          <table:table-cell table:style-name="ce13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4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</table:table-row>
        <table:table-row table:style-name="ro5" table:number-rows-repeated="1048511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100_Pflichtenhef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Dorsch,Massu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62"/>
          <table:table-cell table:style-name="ce86" office:value-type="float" office:value="5" calcext:value-type="float">
            <text:p>5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Inhalt</text:p>
          </table:table-cell>
          <table:covered-table-cell table:number-columns-repeated="3" table:style-name="ce63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assu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61" table:formula="of:=SUM([.E12:.E23])" office:value-type="float" office:value="10" calcext:value-type="float">
            <text:p>10</text:p>
          </table:table-cell>
          <table:table-cell table:style-name="ce61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200_Arbeitspaketdefeni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300_Arbeitsumgeb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03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400_Github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21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2" calcext:value-type="float">
            <text:p>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500_Sprache / Engin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16.02.2021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8" calcext:value-type="float">
            <text:p>8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100_Menu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63"/>
          <table:table-cell office:value-type="float" office:value="6" calcext:value-type="float">
            <text:p>6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200_G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3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300_Base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4" calcext:value-type="float">
            <text:p>1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400_Player Colis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500_Gamemode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62"/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" calcext:value-type="float">
            <text:p>1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600_S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0.01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63"/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office:value-type="string" calcext:value-type="string" table:number-columns-spanned="4" table:number-rows-spanned="1">
            <text:p>SFX Abschluss</text:p>
          </table:table-cell>
          <table:covered-table-cell table:number-columns-repeated="3" table:style-name="ce63"/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0" calcext:value-type="float">
            <text:p>1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100_LevelDesig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office:value-type="string" calcext:value-type="string" table:number-columns-spanned="4" table:number-rows-spanned="1">
            <text:p>base Test Level</text:p>
          </table:table-cell>
          <table:covered-table-cell table:number-columns-repeated="3" table:style-name="ce62"/>
          <table:table-cell table:style-name="ce86"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" calcext:value-type="float">
            <text:p>1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200_User Logi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300" table:style-name="ta11">
        <table:table-column table:style-name="co6" table:default-cell-style-name="ce165"/>
        <table:table-column table:style-name="co1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300_Fehlerfreies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Pickup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Bossfigh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100_Fertigstellung Dokumenta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200_Finale test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300_Vorfuehr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6" table:default-cell-style-name="ce165"/>
        <table:table-column table:style-name="co7" table:default-cell-style-name="ce165"/>
        <table:table-column table:style-name="co8" table:default-cell-style-name="ce165"/>
        <table:table-column table:style-name="co9" table:default-cell-style-name="ce165"/>
        <table:table-column table:style-name="co10" table:default-cell-style-name="ce87"/>
        <table:table-column table:style-name="co11" table:default-cell-style-name="ce165"/>
        <table:table-column table:style-name="co12" table:default-cell-style-name="ce165"/>
        <table:table-column table:style-name="co13" table:default-cell-style-name="ce87"/>
        <table:table-column table:style-name="co14" table:default-cell-style-name="ce165"/>
        <table:table-column table:style-name="co15" table:default-cell-style-name="ce165"/>
        <table:table-column table:style-name="co2" table:number-columns-repeated="247" table:default-cell-style-name="ce165"/>
        <table:table-column table:style-name="co16" table:number-columns-repeated="767" table:default-cell-style-name="ce165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6" office:value-type="string" calcext:value-type="string" table:number-columns-spanned="3" table:number-rows-spanned="1">
            <text:p>LOGO</text:p>
          </table:table-cell>
          <table:covered-table-cell table:style-name="ce216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91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91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400_Abgab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6" table:number-columns-spanned="3" table:number-rows-spanned="1"/>
          <table:covered-table-cell table:style-name="ce186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71" table:number-columns-spanned="8" table:number-rows-spanned="1"/>
          <table:covered-table-cell table:number-columns-repeated="6" table:style-name="ce171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3"/>
          <table:table-cell table:style-name="ce74" table:formula="of:=[.C3]-100" office:value-type="float" office:value="-100" calcext:value-type="float">
            <text:p>-100</text:p>
          </table:table-cell>
          <table:table-cell table:style-name="ce182" table:number-columns-spanned="6" table:number-rows-spanned="1"/>
          <table:covered-table-cell table:number-columns-repeated="4" table:style-name="ce182"/>
          <table:covered-table-cell table:style-name="ce173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5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5"/>
          <table:covered-table-cell table:number-columns-repeated="2"/>
          <table:covered-table-cell table:style-name="ce165"/>
          <table:covered-table-cell table:style-name="ce175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0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61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82" table:number-columns-repeated="2"/>
          <table:table-cell table:style-name="ce79" office:value-type="string" calcext:value-type="string">
            <text:p>Kosten/Einh.</text:p>
          </table:table-cell>
          <table:table-cell table:style-name="ce182" table:number-columns-repeated="4"/>
          <table:table-cell table:style-name="ce173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0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61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6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6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5"/>
          <table:table-cell table:number-columns-repeated="2"/>
          <table:table-cell table:style-name="ce165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" number:min-decimal-places="2" number:min-integer-digits="1" number:grouping="true"/>
      <number:text> €</number:text>
    </number:number-style>
    <number:percentage-style style:name="N124">
      <number:number number:min-integer-digits="1"/>
      <number:text>%</number:text>
    </number:percentage-style>
    <number:date-style style:name="N125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047in 0.0047in 0.0047in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Gut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Notiz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chlecht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1" style:display-name="Überschrift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Überschrift_20_2" style:display-name="Überschrift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047in 0.0047in 0.0047in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047in 0.0047in 0.0047in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16.5354in" style:num-format="1" style:print-orientation="landscape" fo:margin-top="0.9701in" fo:margin-bottom="0.4335in" fo:margin-left="0.2098in" fo:margin-right="0.4402in"/>
      <style:header-style>
        <style:header-footer-properties fo:min-height="0.2598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6602in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4:39:55.1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7</meta:editing-cycles>
    <meta:editing-duration>PT31M37S</meta:editing-duration>
    <dc:date>2021-03-01T15:10:27.441000000</dc:date>
    <meta:document-statistic meta:table-count="21" meta:cell-count="828" meta:object-count="8"/>
  </office:meta>
</office:document-meta>
</file>